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top="0cm" fo:margin-bottom="0.499cm" style:contextual-spacing="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list-style-name="L15"/>
    <style:style style:name="P17" style:family="paragraph" style:parent-style-name="Text_20_body" style:list-style-name="L16"/>
    <style:style style:name="P18" style:family="paragraph" style:parent-style-name="Text_20_body" style:list-style-name="L17"/>
    <style:style style:name="P19" style:family="paragraph" style:parent-style-name="Text_20_body" style:list-style-name="L18"/>
    <style:style style:name="P20" style:family="paragraph" style:parent-style-name="Text_20_body" style:list-style-name="L19"/>
    <style:style style:name="P21" style:family="paragraph" style:parent-style-name="Text_20_body" style:list-style-name="L20"/>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content-start"/>JavaScript Arrays Review</text:h>
      <text:h text:style-name="Heading_20_2" text:outline-level="2">JavaScript Array Basics</text:h>
      <text:list xml:id="list2951450218" text:style-name="L1">
        <text:list-item>
          <text:p text:style-name="P2"><text:span text:style-name="Strong_20_Emphasis">Definition</text:span>: A JavaScript array is an ordered collection of values, each identified by a numeric index. The values in a JavaScript array can be of different data types, including numbers, strings, booleans, objects, and even other arrays. Arrays are contiguous in memory, which means that all elements are stored in a single, continuous block of memory locations, allowing for efficient indexing and fast access to elements by their index.</text:p>
        </text:list-item>
      </text:list>
      <text:p text:style-name="P1"><text:span text:style-name="Source_20_Text">const developers = ["Jessica", "Naomi", "Tom"];</text:span></text:p>
      <text:list xml:id="list4005313761" text:style-name="L2">
        <text:list-item>
          <text:p text:style-name="P3"><text:span text:style-name="Strong_20_Emphasis">Accessing Elements From Arrays</text:span>: To access elements from an array, you will need to reference the array followed by its index number inside square brackets. JavaScript arrays are zero based indexed which means the first element is at index 0, the second element is at index 1, etc. If you try to access an index that doesn't exist for the array, then JavaScript will return <text:span text:style-name="Source_20_Text">undefined</text:span>.</text:p>
        </text:list-item>
      </text:list>
      <text:p text:style-name="Preformatted_20_Text"><text:span text:style-name="Source_20_Text">const developers = ["Jessica", "Naomi", "Tom"];</text:span></text:p>
      <text:p text:style-name="Preformatted_20_Text"><text:span text:style-name="Source_20_Text">developers[0] // "Jessica"</text:span></text:p>
      <text:p text:style-name="Preformatted_20_Text"><text:span text:style-name="Source_20_Text">developers[1] // "Naomi"</text:span></text:p>
      <text:p text:style-name="Preformatted_20_Text"/>
      <text:p text:style-name="P1"><text:span text:style-name="Source_20_Text">developers[10] // undefined</text:span></text:p>
      <text:list xml:id="list55644692" text:style-name="L3">
        <text:list-item>
          <text:p text:style-name="P4"><text:span text:style-name="Strong_20_Emphasis"><text:span text:style-name="Source_20_Text">length</text:span></text:span><text:span text:style-name="Strong_20_Emphasis"> Property</text:span>: This property is used to return the number of items in a array.</text:p>
        </text:list-item>
      </text:list>
      <text:p text:style-name="Preformatted_20_Text"><text:span text:style-name="Source_20_Text">const developers = ["Jessica", "Naomi", "Tom"];</text:span></text:p>
      <text:p text:style-name="P1"><text:span text:style-name="Source_20_Text">developers.length // 3</text:span></text:p>
      <text:list xml:id="list3659274015" text:style-name="L4">
        <text:list-item>
          <text:p text:style-name="P5"><text:span text:style-name="Strong_20_Emphasis">Updating Elements in an Array</text:span>: To update an element in an array, you use the assignment operator (<text:span text:style-name="Source_20_Text">=</text:span>) to assign a new value to the element at a specific index.</text:p>
        </text:list-item>
      </text:list>
      <text:p text:style-name="Preformatted_20_Text"><text:span text:style-name="Source_20_Text">const fruits = ['apple', 'banana', 'cherry'];</text:span></text:p>
      <text:p text:style-name="Preformatted_20_Text"><text:span text:style-name="Source_20_Text">fruits[1] = 'blueberry';</text:span></text:p>
      <text:p text:style-name="Preformatted_20_Text"/>
      <text:p text:style-name="P1"><text:span text:style-name="Source_20_Text">console.log(fruits); // ['apple', 'blueberry', 'cherry']</text:span></text:p>
      <text:h text:style-name="Heading_20_2" text:outline-level="2">Two Dimensional Arrays</text:h>
      <text:list xml:id="list2822674925" text:style-name="L5">
        <text:list-item>
          <text:p text:style-name="P6"><text:span text:style-name="Strong_20_Emphasis">Definition</text:span>: A two-dimensional array is essentially an array of arrays. It's used to represent data that has a natural grid-like structure, such as a chessboard, a spreadsheet, or pixels in an image. To access an element in a two-dimensional array, you need two indices: one for the row and one for the column.</text:p>
        </text:list-item>
      </text:list>
      <text:p text:style-name="Preformatted_20_Text"><text:span text:style-name="Source_20_Text">const chessboard = [</text:span></text:p>
      <text:p text:style-name="Preformatted_20_Text"><text:span text:style-name="Source_20_Text"><text:s text:c="4"/>['R', 'N', 'B', 'Q', 'K', 'B', 'N', 'R'],</text:span></text:p>
      <text:p text:style-name="Preformatted_20_Text"><text:span text:style-name="Source_20_Text"><text:s text:c="4"/>['P', 'P', 'P', 'P', 'P', 'P', 'P', 'P'],</text:span></text:p>
      <text:p text:style-name="Preformatted_20_Text"><text:span text:style-name="Source_20_Text"><text:s text:c="4"/>[' ', ' ', ' ', ' ', ' ', ' ', ' ', ' '],</text:span></text:p>
      <text:p text:style-name="Preformatted_20_Text"><text:span text:style-name="Source_20_Text"><text:s text:c="4"/>[' ', ' ', ' ', ' ', ' ', ' ', ' ', ' '],</text:span></text:p>
      <text:p text:style-name="Preformatted_20_Text"><text:span text:style-name="Source_20_Text"><text:s text:c="4"/>[' ', ' ', ' ', ' ', ' ', ' ', ' ', ' '],</text:span></text:p>
      <text:p text:style-name="Preformatted_20_Text"><text:span text:style-name="Source_20_Text"><text:s text:c="4"/>[' ', ' ', ' ', ' ', ' ', ' ', ' ', ' '],</text:span></text:p>
      <text:p text:style-name="Preformatted_20_Text"><text:span text:style-name="Source_20_Text"><text:s text:c="4"/>['p', 'p', 'p', 'p', 'p', 'p', 'p', 'p'],</text:span></text:p>
      <text:p text:style-name="Preformatted_20_Text"><text:span text:style-name="Source_20_Text"><text:s text:c="4"/>['r', 'n', 'b', 'q', 'k', 'b', 'n', 'r']</text:span></text:p>
      <text:p text:style-name="Preformatted_20_Text"><text:soft-page-break/><text:span text:style-name="Source_20_Text">];</text:span></text:p>
      <text:p text:style-name="Preformatted_20_Text"/>
      <text:p text:style-name="P1"><text:span text:style-name="Source_20_Text">console.log(chessboard[0][3]); // "Q"</text:span></text:p>
      <text:h text:style-name="Heading_20_2" text:outline-level="2">Array Destructuring</text:h>
      <text:list xml:id="list2079328099" text:style-name="L6">
        <text:list-item>
          <text:p text:style-name="P7"><text:span text:style-name="Strong_20_Emphasis">Definition</text:span>: Array destructuring is a feature in JavaScript that allows you to extract values from arrays and assign them to variables in a more concise and readable way. It provides a convenient syntax for unpacking array elements into distinct variables.</text:p>
        </text:list-item>
      </text:list>
      <text:p text:style-name="Preformatted_20_Text"><text:span text:style-name="Source_20_Text">const fruits = ["apple", "banana", "orange"];</text:span></text:p>
      <text:p text:style-name="Preformatted_20_Text"/>
      <text:p text:style-name="Preformatted_20_Text"><text:span text:style-name="Source_20_Text">const [first, second, third] = fruits;</text:span></text:p>
      <text:p text:style-name="Preformatted_20_Text"/>
      <text:p text:style-name="Preformatted_20_Text"><text:span text:style-name="Source_20_Text">console.log(first); // "apple"</text:span></text:p>
      <text:p text:style-name="Preformatted_20_Text"><text:span text:style-name="Source_20_Text">console.log(second); // "banana"</text:span></text:p>
      <text:p text:style-name="P1"><text:span text:style-name="Source_20_Text">console.log(third); // "orange"</text:span></text:p>
      <text:list xml:id="list273816543" text:style-name="L7">
        <text:list-item>
          <text:p text:style-name="P8"><text:span text:style-name="Strong_20_Emphasis">Rest Syntax</text:span>: This allows you to capture the remaining elements of an array that haven't been destructured into a new array.</text:p>
        </text:list-item>
      </text:list>
      <text:p text:style-name="Preformatted_20_Text"><text:span text:style-name="Source_20_Text">const fruits = ["apple", "banana", "orange", "mango", "kiwi"];</text:span></text:p>
      <text:p text:style-name="Preformatted_20_Text"><text:span text:style-name="Source_20_Text">const [first, second, ...rest] = fruits;</text:span></text:p>
      <text:p text:style-name="Preformatted_20_Text"/>
      <text:p text:style-name="Preformatted_20_Text"><text:span text:style-name="Source_20_Text">console.log(first); // "apple"</text:span></text:p>
      <text:p text:style-name="Preformatted_20_Text"><text:span text:style-name="Source_20_Text">console.log(second); // "banana"</text:span></text:p>
      <text:p text:style-name="P1"><text:span text:style-name="Source_20_Text">console.log(rest); // ["orange", "mango", "kiwi"]</text:span></text:p>
      <text:h text:style-name="Heading_20_2" text:outline-level="2">Common Array Methods</text:h>
      <text:list xml:id="list3553352261" text:style-name="L8">
        <text:list-item>
          <text:p text:style-name="P9"><text:span text:style-name="Strong_20_Emphasis"><text:span text:style-name="Source_20_Text">push()</text:span></text:span><text:span text:style-name="Strong_20_Emphasis"> Method</text:span>: This method is used to add elements to the end of the array and will return the new length.</text:p>
        </text:list-item>
      </text:list>
      <text:p text:style-name="Preformatted_20_Text"><text:span text:style-name="Source_20_Text">const desserts = ["cake", "cookies", "pie"];</text:span></text:p>
      <text:p text:style-name="Preformatted_20_Text"><text:span text:style-name="Source_20_Text">desserts.push("ice cream");</text:span></text:p>
      <text:p text:style-name="Preformatted_20_Text"/>
      <text:p text:style-name="P1"><text:span text:style-name="Source_20_Text">console.log(desserts); // ["cake", "cookies", "pie", "ice cream"];</text:span></text:p>
      <text:list xml:id="list2599691121" text:style-name="L9">
        <text:list-item>
          <text:p text:style-name="P10"><text:span text:style-name="Strong_20_Emphasis"><text:span text:style-name="Source_20_Text">pop()</text:span></text:span><text:span text:style-name="Strong_20_Emphasis"> Method</text:span>: This method is used to remove the last element from an array and will return that removed element. If the array is empty, then the return value will be <text:span text:style-name="Source_20_Text">undefined</text:span>.</text:p>
        </text:list-item>
      </text:list>
      <text:p text:style-name="Preformatted_20_Text"><text:span text:style-name="Source_20_Text">const desserts = ["cake", "cookies", "pie"];</text:span></text:p>
      <text:p text:style-name="Preformatted_20_Text"><text:span text:style-name="Source_20_Text">desserts.pop();</text:span></text:p>
      <text:p text:style-name="Preformatted_20_Text"/>
      <text:p text:style-name="P1"><text:span text:style-name="Source_20_Text">console.log(desserts); // ["cake", "cookies"];</text:span></text:p>
      <text:list xml:id="list2305801683" text:style-name="L10">
        <text:list-item>
          <text:p text:style-name="P11"><text:span text:style-name="Strong_20_Emphasis"><text:span text:style-name="Source_20_Text">shift()</text:span></text:span><text:span text:style-name="Strong_20_Emphasis"> Method</text:span>: This method is used to remove the first element from an array and return that removed element. If the array is empty, then the return value will be <text:span text:style-name="Source_20_Text">undefined</text:span>.</text:p>
        </text:list-item>
      </text:list>
      <text:p text:style-name="Preformatted_20_Text"><text:span text:style-name="Source_20_Text">const desserts = ["cake", "cookies", "pie"];</text:span></text:p>
      <text:p text:style-name="Preformatted_20_Text"><text:span text:style-name="Source_20_Text">desserts.shift();</text:span></text:p>
      <text:p text:style-name="Preformatted_20_Text"/>
      <text:p text:style-name="P1"><text:span text:style-name="Source_20_Text">console.log(desserts); // ["cookies", "pie"];</text:span></text:p>
      <text:list xml:id="list76919976" text:style-name="L11">
        <text:list-item>
          <text:p text:style-name="P12"><text:soft-page-break/><text:span text:style-name="Strong_20_Emphasis"><text:span text:style-name="Source_20_Text">unshift()</text:span></text:span><text:span text:style-name="Strong_20_Emphasis"> Method</text:span>: This method is used to add elements to the beginning of the array and will return the new length.</text:p>
        </text:list-item>
      </text:list>
      <text:p text:style-name="Preformatted_20_Text"><text:span text:style-name="Source_20_Text">const desserts = ["cake", "cookies", "pie"];</text:span></text:p>
      <text:p text:style-name="Preformatted_20_Text"><text:span text:style-name="Source_20_Text">desserts.unshift("ice cream");</text:span></text:p>
      <text:p text:style-name="Preformatted_20_Text"/>
      <text:p text:style-name="P1"><text:span text:style-name="Source_20_Text">console.log(desserts); // ["ice cream", "cake", "cookies", "pie"];</text:span></text:p>
      <text:list xml:id="list2264303297" text:style-name="L12">
        <text:list-item>
          <text:p text:style-name="P13"><text:span text:style-name="Strong_20_Emphasis"><text:span text:style-name="Source_20_Text">indexOf()</text:span></text:span><text:span text:style-name="Strong_20_Emphasis"> Method</text:span>: This method is useful for finding the first index of a specific element within an array. If the element cannot be found, then it will return -1.</text:p>
        </text:list-item>
      </text:list>
      <text:p text:style-name="Preformatted_20_Text"><text:span text:style-name="Source_20_Text">const fruits = ["apple", "banana", "orange", "banana"];</text:span></text:p>
      <text:p text:style-name="Preformatted_20_Text"><text:span text:style-name="Source_20_Text">const index = fruits.indexOf("banana");</text:span></text:p>
      <text:p text:style-name="Preformatted_20_Text"/>
      <text:p text:style-name="Preformatted_20_Text"><text:span text:style-name="Source_20_Text">console.log(index); // 1</text:span></text:p>
      <text:p text:style-name="P1"><text:span text:style-name="Source_20_Text">console.log(fruits.indexOf("not found")); // -1</text:span></text:p>
      <text:list xml:id="list1090909307" text:style-name="L13">
        <text:list-item>
          <text:p text:style-name="P14"><text:span text:style-name="Strong_20_Emphasis"><text:span text:style-name="Source_20_Text">splice()</text:span></text:span><text:span text:style-name="Strong_20_Emphasis"> Method</text:span>: This method is used to add or remove elements from any position in an array. The return value for the <text:span text:style-name="Source_20_Text">splice()</text:span> method will be an array of the items removed from the array. If nothing is removed, then an empty array will be returned. This method will mutate the original array, modifying it in place rather than creating a new array. The first argument specifies the index at which to begin modifying the array. The second argument is the number of elements you wish to remove. The following arguments are the elements you wish to add.</text:p>
        </text:list-item>
      </text:list>
      <text:p text:style-name="Preformatted_20_Text"><text:span text:style-name="Source_20_Text">const colors = ["red", "green", "blue"];</text:span></text:p>
      <text:p text:style-name="Preformatted_20_Text"><text:span text:style-name="Source_20_Text">colors.splice(1, 0, "yellow", "purple");</text:span></text:p>
      <text:p text:style-name="Preformatted_20_Text"/>
      <text:p text:style-name="P1"><text:span text:style-name="Source_20_Text">console.log(colors); // ["red", "yellow", "purple", "green", "blue"]</text:span></text:p>
      <text:list xml:id="list1948189651" text:style-name="L14">
        <text:list-item>
          <text:p text:style-name="P15"><text:span text:style-name="Strong_20_Emphasis"><text:span text:style-name="Source_20_Text">includes()</text:span></text:span><text:span text:style-name="Strong_20_Emphasis"> Method</text:span>: This method is used to check if an array contains a specific value. This method returns <text:span text:style-name="Source_20_Text">true</text:span> if the array contains the specified element, and <text:span text:style-name="Source_20_Text">false</text:span> otherwise.</text:p>
        </text:list-item>
      </text:list>
      <text:p text:style-name="Preformatted_20_Text"><text:span text:style-name="Source_20_Text">const programmingLanguages = ["JavaScript", "Python", "C++"];</text:span></text:p>
      <text:p text:style-name="Preformatted_20_Text"/>
      <text:p text:style-name="Preformatted_20_Text"><text:span text:style-name="Source_20_Text">console.log(programmingLanguages.includes("Python")); // true</text:span></text:p>
      <text:p text:style-name="P1"><text:span text:style-name="Source_20_Text">console.log(programmingLanguages.includes("Perl")); // false</text:span></text:p>
      <text:list xml:id="list3677282468" text:style-name="L15">
        <text:list-item>
          <text:p text:style-name="P16"><text:span text:style-name="Strong_20_Emphasis"><text:span text:style-name="Source_20_Text">concat()</text:span></text:span><text:span text:style-name="Strong_20_Emphasis"> Method</text:span>: This method creates a new array by merging two or more arrays.</text:p>
        </text:list-item>
      </text:list>
      <text:p text:style-name="Preformatted_20_Text"><text:span text:style-name="Source_20_Text">const programmingLanguages = ["JavaScript", "Python", "C++"];</text:span></text:p>
      <text:p text:style-name="Preformatted_20_Text"><text:span text:style-name="Source_20_Text">const newList = programmingLanguages.concat("Perl");</text:span></text:p>
      <text:p text:style-name="Preformatted_20_Text"/>
      <text:p text:style-name="P1"><text:span text:style-name="Source_20_Text">console.log(newList); // ["JavaScript", "Python", "C++", "Perl"]</text:span></text:p>
      <text:list xml:id="list2739761248" text:style-name="L16">
        <text:list-item>
          <text:p text:style-name="P17"><text:span text:style-name="Strong_20_Emphasis"><text:span text:style-name="Source_20_Text">slice()</text:span></text:span><text:span text:style-name="Strong_20_Emphasis"> Method</text:span>: This method returns a shallow copy of a portion of the array at a specified index or the entire array. A shallow copy will copy the reference to the array instead of duplicating it.</text:p>
        </text:list-item>
      </text:list>
      <text:p text:style-name="Preformatted_20_Text"><text:span text:style-name="Source_20_Text">const programmingLanguages = ["JavaScript", "Python", "C++"];</text:span></text:p>
      <text:p text:style-name="Preformatted_20_Text"><text:span text:style-name="Source_20_Text">const newList = programmingLanguages.slice(1);</text:span></text:p>
      <text:p text:style-name="Preformatted_20_Text"/>
      <text:p text:style-name="P1"><text:span text:style-name="Source_20_Text">console.log(newList); // ["Python", "C++"]</text:span></text:p>
      <text:list xml:id="list871637736" text:style-name="L17">
        <text:list-item>
          <text:p text:style-name="P18"><text:span text:style-name="Strong_20_Emphasis">Spread Syntax</text:span>: The spread syntax is used to create shallow copies of an array.</text:p>
        </text:list-item>
      </text:list>
      <text:p text:style-name="Preformatted_20_Text"><text:soft-page-break/><text:span text:style-name="Source_20_Text">const originalArray = [1, 2, 3];</text:span></text:p>
      <text:p text:style-name="Preformatted_20_Text"><text:span text:style-name="Source_20_Text">const shallowCopiedArray = [...originalArray];</text:span></text:p>
      <text:p text:style-name="Preformatted_20_Text"/>
      <text:p text:style-name="Preformatted_20_Text"><text:span text:style-name="Source_20_Text">shallowCopiedArray.push(4);</text:span></text:p>
      <text:p text:style-name="Preformatted_20_Text"/>
      <text:p text:style-name="Preformatted_20_Text"><text:span text:style-name="Source_20_Text">console.log(originalArray); // [1, 2, 3]</text:span></text:p>
      <text:p text:style-name="P1"><text:span text:style-name="Source_20_Text">console.log(shallowCopiedArray); // [1, 2, 3, 4]</text:span></text:p>
      <text:list xml:id="list2250400526" text:style-name="L18">
        <text:list-item>
          <text:p text:style-name="P19"><text:span text:style-name="Strong_20_Emphasis"><text:span text:style-name="Source_20_Text">split()</text:span></text:span><text:span text:style-name="Strong_20_Emphasis"> Method</text:span>: This method divides a string into an array of substrings and specifies where each split should happen based on a given separator. If no separator is provided, the method returns an array containing the original string as a single element.</text:p>
        </text:list-item>
      </text:list>
      <text:p text:style-name="Preformatted_20_Text"><text:span text:style-name="Source_20_Text">const str = "hello";</text:span></text:p>
      <text:p text:style-name="Preformatted_20_Text"><text:span text:style-name="Source_20_Text">const charArray = str.split("");</text:span></text:p>
      <text:p text:style-name="Preformatted_20_Text"/>
      <text:p text:style-name="P1"><text:span text:style-name="Source_20_Text">console.log(charArray); // ["h", "e", "l", "l", "o"]</text:span></text:p>
      <text:list xml:id="list2746802087" text:style-name="L19">
        <text:list-item>
          <text:p text:style-name="P20"><text:span text:style-name="Strong_20_Emphasis"><text:span text:style-name="Source_20_Text">reverse()</text:span></text:span><text:span text:style-name="Strong_20_Emphasis"> Method</text:span>: This method reverses an array in place.</text:p>
        </text:list-item>
      </text:list>
      <text:p text:style-name="Preformatted_20_Text"><text:span text:style-name="Source_20_Text">const desserts = ["cake", "cookies", "pie"];</text:span></text:p>
      <text:p text:style-name="P1"><text:span text:style-name="Source_20_Text">console.log(desserts.reverse()); // ["pie", "cookies", "cake"]</text:span></text:p>
      <text:list xml:id="list377875624" text:style-name="L20">
        <text:list-item>
          <text:p text:style-name="P21"><text:span text:style-name="Strong_20_Emphasis"><text:span text:style-name="Source_20_Text">join()</text:span></text:span><text:span text:style-name="Strong_20_Emphasis"> Method</text:span>: This method concatenates all the elements of an array into a single string, with each element separated by a specified separator. If no separator is provided, or an empty string (<text:span text:style-name="Source_20_Text">""</text:span>) is used, the elements will be joined without any separator.</text:p>
        </text:list-item>
      </text:list>
      <text:p text:style-name="Preformatted_20_Text"><text:span text:style-name="Source_20_Text">const reversedArray = ["o", "l", "l", "e", "h"];</text:span></text:p>
      <text:p text:style-name="Preformatted_20_Text"><text:span text:style-name="Source_20_Text">const reversedString = reversedArray.join("");</text:span></text:p>
      <text:p text:style-name="Preformatted_20_Text"/>
      <text:p text:style-name="P1"><text:span text:style-name="Source_20_Text">console.log(reversedString); // "olleh"</text:spa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bg" fo:country="BG"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bg" fo:country="BG"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7-05T20:08:40.521000000</meta:creation-date>
    <dc:date>2025-07-05T20:08:53.589000000</dc:date>
    <meta:editing-duration>PT14S</meta:editing-duration>
    <meta:editing-cycles>1</meta:editing-cycles>
    <meta:document-statistic meta:table-count="0" meta:image-count="0" meta:object-count="0" meta:page-count="4" meta:paragraph-count="97" meta:word-count="1133" meta:character-count="7274" meta:non-whitespace-character-count="6226"/>
    <meta:generator>LibreOffice/7.3.4.2$Windows_X86_64 LibreOffice_project/728fec16bd5f605073805c3c9e7c4212a0120dc5</meta:generator>
  </office:meta>
</office:document-meta>
</file>